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fr" fo:country="F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-ce que le clonage doit être interdit ?</text:p>
      <text:p text:style-name="P1"/>
      <text:p text:style-name="P2">Il existe deux types de clonage : le clonage thérapeutique et le clonage reproductif.</text:p>
      <text:p text:style-name="P2"/>
      <text:p text:style-name="P2">Le clonage thérapeutique consiste de fabriquer des organes à partir des embryons crées par les cellules de la personne qui veut le faire pour pouvoir éventuellement soigner cette personne si elle tombe malade, avec ses propres nouveaux organes.</text:p>
      <text:p text:style-name="P2"/>
      <text:p text:style-name="P2">Le clonage reproductif, par contre, est consacré à fabriquer des embryons dans les laboratoires à l'aide des cellules d'un parent, pour qu'ensuite ils soient implantés dans le ventre d'une mère qui ne peut pas avoir d'enfants « naturellement ». À la fin de la grossesse, l'enfant naîtra normalement, on espère, et sera une copie exacte d'un de ses parents.</text:p>
      <text:p text:style-name="P2"/>
      <text:p text:style-name="P2">Il y a souvent des personnes qui relèvent des problèmes éthiques avec ce dernier type de clonage, le clonage reproductif. Ces personnes demander pourquoi devrait-on jouer à Dieu, s'ils sont religieux, pour essentiellement artificiellement créer des bébés qui n'ont pas dû être crées (l'argument « s'ils la mère n'a pas donnée naissance à l'enfant, c'est qu'il n'est pas censé vivre »). Le clonage peut être avantageux dans le cas d'un frère ou soeur malade, par contre, si l'on parle encore du clonage thérapeutique — les organes produits pourront être utilisés pour guérir cette personne malade, mais pourquoi pas utiliser le clonage thérapeutique pour produire des organes qui aideront à réaliser cela ? En ce qui concerne le prix, le clonage coûte très cher.</text:p>
      <text:p text:style-name="P2"/>
      <text:p text:style-name="P2">Pour conclure, je ne pense pas que tous les types de clonage doivent être interdits, juste le clonage reproductif : si les technologies avancent comme ils le font maintenant, on arrivera à pouvoir fabriquer des clones des personnes vivantes, et le science-fiction ne sera plus du science-fiction, mais la réalité !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 Long</meta:initial-creator>
    <meta:creation-date>2011-03-08T14:18:19</meta:creation-date>
    <dc:date>2011-03-10T21:42:14</dc:date>
    <dc:creator>Isabell Long</dc:creator>
    <meta:editing-duration>PT00H57M01S</meta:editing-duration>
    <meta:editing-cycles>2</meta:editing-cycles>
    <meta:generator>OpenOffice.org/3.2$Unix OpenOffice.org_project/320m18$Build-9502</meta:generator>
    <meta:printed-by>Isabell Long</meta:printed-by>
    <meta:print-date>2011-03-10T21:41:38</meta:print-date>
    <meta:document-statistic meta:table-count="0" meta:image-count="0" meta:object-count="0" meta:page-count="1" meta:paragraph-count="6" meta:word-count="293" meta:character-count="1802"/>
  </office:meta>
</office:document-meta>
</file>